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language="de" fo:country="DE" officeooo:rsid="0015421a"/>
    </style:style>
    <style:style style:name="P2" style:family="paragraph" style:parent-style-name="Standard">
      <style:text-properties fo:language="de" fo:country="DE" officeooo:rsid="0015421a" officeooo:paragraph-rsid="0015421a"/>
    </style:style>
    <style:style style:name="T1" style:family="text">
      <style:text-properties officeooo:rsid="0015e62f"/>
    </style:style>
    <style:style style:name="T2" style:family="text">
      <style:text-properties officeooo:rsid="00168004"/>
    </style:style>
    <style:style style:name="T3" style:family="text">
      <style:text-properties officeooo:rsid="0016abf0"/>
    </style:style>
    <style:style style:name="T4" style:family="text">
      <style:text-properties officeooo:rsid="001739a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iele Möglichkeiten, ein „<text:span text:style-name="T3">S</text:span>tiller Held“ zu sein</text:p>
      <text:p text:style-name="P1"/>
      <text:p text:style-name="P1">Wir leben in einer Welt von Facebook und Smartphones, in welcher jeder mit jedem befreundet ist ohne dass sich keiner mehr wirklich kennt. Da könnte man meinen, dass <text:span text:style-name="T2">es </text:span>ehrenvolle <field:fieldmark-end/>Qualitäten wie „Mut“ oder „Zivilcourage“ schon längst nicht mehr <text:span text:style-name="T2">gebe</text:span>. Die 64. Verleihung des Medien- und Fernsehpreises „Bambi“ lässt auf Gegensätzliches hoffen. Berichtet wird über die Preisverleihung im Artikel „Ein paar ernste Momente beim Bambi“, veröffentlicht am 23. November 2012 in der Online-Ausgabe der deutschen Wochenzeitung „Die Zeit“. </text:p>
      <text:p text:style-name="P1"/>
      <text:p text:style-name="P2">Zunächst wird darin die Geschichte der 83 Jahre alten Lepra-Ärztin Ruth Pfau behandelt. Für ihre jahrelange Pflege von Leprakranken im Nahen Osten habe die deutsche Nonne eine Auszeichung in der Kategorie „Stille Helden“ erhalten. Ebenso wird vom Berliner Rabbiner Daniel Alter berichtet, welcher „für sein couragiertes Engagement für religiöse Toleranz“ den Bambi für Integration bekommen habe. Gewidmet habe Alter den Preis an die <text:span text:style-name="T4">Berliner </text:span>Initiative „Heroes“, welche sich für die „Gleichstellung“ von Frau und Mann, speziell in „Ehrenkulturen“, engagieren würde.</text:p>
      <text:p text:style-name="P2"/>
      <text:p text:style-name="P2">Besonders der Berliner Rabbiner sollte für sein Engagement hervorgehoben werden. In einer Zeit, in welcher der Islamische Staat und <text:span text:style-name="T1">andere</text:span> religiös-fanatische Gruppierungen von Paris bis in den Levant eine Spur der Verwüstung und des Unheils hinterlassen, ist es essentiell, ein Zeichen <text:span text:style-name="T1">für</text:span> religiöse Toleranz zu setzen. Des Weiteren ist auch das Handeln der Berliner „Heroes“ äußerst vorbildhaft. So sollte es im 21. Jahrhundert nicht der Fall sein, dass Frauen in Ehren- aber auch westlichen Kulturen unterdrückt werden <text:span text:style-name="T1">und</text:span> nicht die selben Rechte, Freiheiten und Chancen erhalten wie Männer.</text:p>
      <text:p text:style-name="P2"/>
      <text:p text:style-name="P2">Auch im Alltag sollte man mehr Mut und Zivilcourage beweisen. Wer sich nämlich für andere einsetzt und anderen hilft, verhilft sich selbst zu Eudämonie und Glückseligkeit. Auch kann es dazu beitragen, Menschen in einer Welt immer größerer Verfremdung näher zu bringen. Würde jeder alten Damen und Herren über die Straße helfen – ein kleiner Akt der Courage – so könnte man in hohem Alter selbes von anderen erwarten. Ebenso ist es möglich, als Schülerin oder Schüler Zivilcourage zu beweisen, indem man sich in der Schule für schwächere Mitschüler in Fällen von Mobbing einsetzt. Auch ist es leicht, durch relig<text:span text:style-name="T1">i</text:span>öse Toleranz und Offenheit geg<text:span text:style-name="T1">e</text:span>nüber Ausländern und Immigranten ein „<text:span text:style-name="T3">S</text:span>tiller Held“ zu sein. Dazu bei der nächsten Wahl einfach nicht die FPÖ wählen.</text:p>
      <text:p text:style-name="P2"/>
      <text:p text:style-name="P2">Peter Goldsborough, 17</text:p>
      <text:p text:style-name="P2">Schüler, BG | BRG St.Martin Villa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2T17:33:57.267482000</meta:creation-date>
    <dc:date>2015-05-02T18:01:52.615370000</dc:date>
    <meta:editing-duration>PT11M33S</meta:editing-duration>
    <meta:editing-cycles>4</meta:editing-cycles>
    <meta:generator>LibreOffice/4.3.2.2$MacOSX_X86_64 LibreOffice_project/edfb5295ba211bd31ad47d0bad0118690f76407d</meta:generator>
    <meta:document-statistic meta:table-count="0" meta:image-count="0" meta:object-count="0" meta:page-count="1" meta:paragraph-count="7" meta:word-count="382" meta:character-count="2554" meta:non-whitespace-character-count="2177"/>
  </office:meta>
</office:document-meta>
</file>